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9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5.041cm"/>
    </style:style>
    <style:style style:name="co4" style:family="table-column">
      <style:table-column-properties fo:break-before="auto" style:column-width="14.1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4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<text:span text:style-name="T1">Arbeitsprotokoll</text:span> Projektarbeit „Entwicklung eines 2D-Spiels mit SFML“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Zeitstempel</text:p>
          </table:table-cell>
          <table:table-cell table:style-name="ce6" office:value-type="string" calcext:value-type="string">
            <text:p>Zusatztext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6"/>
          <table:table-cell table:number-columns-repeated="1022"/>
        </table:table-row>
        <table:table-row table:style-name="ro4">
          <table:table-cell office:value-type="string" calcext:value-type="string">
            <text:p>d14931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22:59:29 2015</text:p>
          </table:table-cell>
          <table:table-cell office:value-type="string" calcext:value-type="string">
            <text:p>Dokumentation: Finale Fass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9b3bfc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21:47:17 2015</text:p>
          </table:table-cell>
          <table:table-cell office:value-type="string" calcext:value-type="string">
            <text:p>leere Seiten ein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5b7a73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21:21:57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df35bd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21:21:41 2015</text:p>
          </table:table-cell>
          <table:table-cell office:value-type="string" calcext:value-type="string">
            <text:p>zusammenfass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64c3d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21:13:26 2015</text:p>
          </table:table-cell>
          <table:table-cell office:value-type="string" calcext:value-type="string">
            <text:p>Sync mit Google Driv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b3f1f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19:37:59 2015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45997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19:37:40 2015</text:p>
          </table:table-cell>
          <table:table-cell office:value-type="string" calcext:value-type="string">
            <text:p>Doku: Seitenzahlen am richtigen Ra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2d100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19:00:34 2015</text:p>
          </table:table-cell>
          <table:table-cell office:value-type="string" calcext:value-type="string">
            <text:p>sicherheitscommi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3a4f6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15:59:54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3">
          <table:table-cell table:style-name="ce4" table:formula="of:=&quot;0e60410&quot;" office:value-type="string" office:string-value="0e60410" calcext:value-type="string">
            <text:p>0e6041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09:07:58 2015</text:p>
          </table:table-cell>
          <table:table-cell office:value-type="string" calcext:value-type="string">
            <text:p>Doku: Randprobleme!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03d86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09:04:44 2015</text:p>
          </table:table-cell>
          <table:table-cell office:value-type="string" calcext:value-type="string">
            <text:p>Doku: Änderungen aus Driv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4e5a5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00:52:00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float" office:value="484403" calcext:value-type="float">
            <text:p>484403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Jan 19 00:51:45 2015</text:p>
          </table:table-cell>
          <table:table-cell office:value-type="string" calcext:value-type="string">
            <text:p>Lernprotokoll überarbeite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adfe9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9 00:37:53 2015</text:p>
          </table:table-cell>
          <table:table-cell office:value-type="string" calcext:value-type="string">
            <text:p>Doku: Änderungen aus Driv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a65af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Jan 18 16:17:47 2015</text:p>
          </table:table-cell>
          <table:table-cell office:value-type="string" calcext:value-type="string">
            <text:p>BibTeX: cpp_referenz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b431a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Jan 18 15:35:08 2015</text:p>
          </table:table-cell>
          <table:table-cell office:value-type="string" calcext:value-type="string">
            <text:p>BibTeX: SFML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92d9f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Jan 18 15:01:08 2015</text:p>
          </table:table-cell>
          <table:table-cell office:value-type="string" calcext:value-type="string">
            <text:p>Doku: Römische Ziffern / Quellcode / +++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add63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17 20:19:42 2015</text:p>
          </table:table-cell>
          <table:table-cell office:value-type="string" calcext:value-type="string">
            <text:p>neues Argument Pfeil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451ad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at Jan 17 15:04:59 2015</text:p>
          </table:table-cell>
          <table:table-cell office:value-type="string" calcext:value-type="string">
            <text:p>Update Lernprotokoll.m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5a27d1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17 12:46:16 2015</text:p>
          </table:table-cell>
          <table:table-cell office:value-type="string" calcext:value-type="string">
            <text:p>merg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ff346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17 12:44:07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a0749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17 12:43:47 2015</text:p>
          </table:table-cell>
          <table:table-cell office:value-type="string" calcext:value-type="string">
            <text:p>Anfang bis Vorgehen überarbeite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4a400b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at Jan 17 12:42:44 2015</text:p>
          </table:table-cell>
          <table:table-cell office:value-type="string" calcext:value-type="string">
            <text:p>schneller^^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1cec5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16 23:28:48 2015</text:p>
          </table:table-cell>
          <table:table-cell office:value-type="string" calcext:value-type="string">
            <text:p>Pagestyle Zeug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444b8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16 21:24:14 2015</text:p>
          </table:table-cell>
          <table:table-cell office:value-type="string" calcext:value-type="string">
            <text:p>Rand oben angepasst (3cm wie in Handbuch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9e0d1b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Jan 16 18:50:13 2015</text:p>
          </table:table-cell>
          <table:table-cell office:value-type="string" calcext:value-type="string">
            <text:p>angefangen aber noch nicht ferti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e03bd3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Jan 16 17:57:03 2015</text:p>
          </table:table-cell>
          <table:table-cell office:value-type="string" calcext:value-type="string">
            <text:p>merg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ee3f9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14 21:50:48 2015</text:p>
          </table:table-cell>
          <table:table-cell office:value-type="string" calcext:value-type="string">
            <text:p>Doku: Mathemati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05a78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Jan 14 21:21:01 2015</text:p>
          </table:table-cell>
          <table:table-cell office:value-type="string" calcext:value-type="string">
            <text:p>Updat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d02d1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14 19:54:19 2015</text:p>
          </table:table-cell>
          <table:table-cell office:value-type="string" calcext:value-type="string">
            <text:p>umwandlung in scrboo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403d4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14 19:05:45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f53dc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14 19:05:27 2015</text:p>
          </table:table-cell>
          <table:table-cell office:value-type="string" calcext:value-type="string">
            <text:p>hauptmenu.lvl angepass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f0755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Jan 14 15:38:23 2015</text:p>
          </table:table-cell>
          <table:table-cell office:value-type="string" calcext:value-type="string">
            <text:p>Lernprotokol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b1b50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Jan 14 14:49:57 2015</text:p>
          </table:table-cell>
          <table:table-cell office:value-type="string" calcext:value-type="string">
            <text:p>Leere Seite ohne Nummerier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7c69b3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Jan 14 13:38:28 2015</text:p>
          </table:table-cell>
          <table:table-cell office:value-type="string" calcext:value-type="string">
            <text:p>Updat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adfd9a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Jan 13 13:58:55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43e89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Jan 13 13:58:37 2015</text:p>
          </table:table-cell>
          <table:table-cell office:value-type="string" calcext:value-type="string">
            <text:p>Doku: kleiners zeug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13472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2 16:47:06 2015</text:p>
          </table:table-cell>
          <table:table-cell office:value-type="string" calcext:value-type="string">
            <text:p>Doku: Spielarchitektur / SFML Buch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1e7502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12 12:05:19 2015</text:p>
          </table:table-cell>
          <table:table-cell office:value-type="string" calcext:value-type="string">
            <text:p>Spielarchitektur / Loop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b3dec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Jan 11 17:04:18 2015</text:p>
          </table:table-cell>
          <table:table-cell office:value-type="string" calcext:value-type="string">
            <text:p>Auflösungsproblem (fertig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94fbb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Jan 10 02:07:36 2015</text:p>
          </table:table-cell>
          <table:table-cell office:value-type="string" calcext:value-type="string">
            <text:p>Revert "Initialisierungen in den Konstruktor ausgelagert"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2c4f4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Jan 10 02:00:46 2015</text:p>
          </table:table-cell>
          <table:table-cell office:value-type="string" calcext:value-type="string">
            <text:p>Initialisierungen in den Konstruktor ausgelag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961d6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23:57:34 2015</text:p>
          </table:table-cell>
          <table:table-cell office:value-type="string" calcext:value-type="string">
            <text:p>Code: Kommentiert / Struktur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b89d1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21:20:59 2015</text:p>
          </table:table-cell>
          <table:table-cell office:value-type="string" calcext:value-type="string">
            <text:p>Merge branch 'bibtex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8e4f1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21:20:36 2015</text:p>
          </table:table-cell>
          <table:table-cell office:value-type="string" calcext:value-type="string">
            <text:p>Jans Text wieder ein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32051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8:49:28 2015</text:p>
          </table:table-cell>
          <table:table-cell office:value-type="string" calcext:value-type="string">
            <text:p>Gitignore für BibTeX Outpu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6d4b0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8:34:29 2015</text:p>
          </table:table-cell>
          <table:table-cell office:value-type="string" calcext:value-type="string">
            <text:p>Version: 0.01-alpha -&gt; 0.1-rc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b4daa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8:31:02 2015</text:p>
          </table:table-cell>
          <table:table-cell office:value-type="string" calcext:value-type="string">
            <text:p>Doku: Parts hinzugefügt (inkl. Anhang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d70a3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8:24:10 2015</text:p>
          </table:table-cell>
          <table:table-cell office:value-type="string" calcext:value-type="string">
            <text:p>Doku: BibTeX + Antiplagiatserklär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ba48f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6:59:21 2015</text:p>
          </table:table-cell>
          <table:table-cell office:value-type="string" calcext:value-type="string">
            <text:p>Doku: BibTeX (funktioniert nicht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80b33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9 13:18:29 2015</text:p>
          </table:table-cell>
          <table:table-cell office:value-type="string" calcext:value-type="string">
            <text:p>Doku: Leere Seite vor Vorwo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f663d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Jan 8 21:12:29 2015</text:p>
          </table:table-cell>
          <table:table-cell office:value-type="string" calcext:value-type="string">
            <text:p>Doku: SFML Part :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f6ae7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Jan 8 20:10:34 2015</text:p>
          </table:table-cell>
          <table:table-cell office:value-type="string" calcext:value-type="string">
            <text:p>Doku: Git erweitert + Fehler behob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c4849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hu Jan 8 18:42:04 2015</text:p>
          </table:table-cell>
          <table:table-cell office:value-type="string" calcext:value-type="string">
            <text:p>Update bis seite 25git pull omggit pul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7f9f2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Jan 8 00:32:09 2015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41d31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Jan 8 00:31:47 2015</text:p>
          </table:table-cell>
          <table:table-cell office:value-type="string" calcext:value-type="string">
            <text:p>Doku: UMLs neu / angepass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4fa04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hu Jan 8 00:25:20 2015</text:p>
          </table:table-cell>
          <table:table-cell office:value-type="string" calcext:value-type="string">
            <text:p>Doku updat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0564c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Jan 7 17:16:15 2015</text:p>
          </table:table-cell>
          <table:table-cell office:value-type="string" calcext:value-type="string">
            <text:p>Doku: Hauptmenü entfern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fad7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Jan 7 17:11:23 2015</text:p>
          </table:table-cell>
          <table:table-cell office:value-type="string" calcext:value-type="string">
            <text:p>Doku: Kleinere Fehler behob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d10d6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Jan 7 16:54:26 2015</text:p>
          </table:table-cell>
          <table:table-cell office:value-type="string" calcext:value-type="string">
            <text:p>Doku: Jan Branch gemer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e04795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Jan 7 16:32:17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69f44b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Jan 7 16:31:26 2015</text:p>
          </table:table-cell>
          <table:table-cell office:value-type="string" calcext:value-type="string">
            <text:p>Geräusche nur beim renn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f1043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7 16:29:32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5c86ab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Jan 7 16:28:13 2015</text:p>
          </table:table-cell>
          <table:table-cell office:value-type="string" calcext:value-type="string">
            <text:p>Dokumentation: Aenderun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c0df9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5 21:38:16 2015</text:p>
          </table:table-cell>
          <table:table-cell office:value-type="string" calcext:value-type="string">
            <text:p>Doku: Kern / Parallele Entwickl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b321e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5 16:07:47 2015</text:p>
          </table:table-cell>
          <table:table-cell office:value-type="string" calcext:value-type="string">
            <text:p>Id wird initialis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15bae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5 08:57:00 2015</text:p>
          </table:table-cell>
          <table:table-cell office:value-type="string" calcext:value-type="string">
            <text:p>Doku: Punchcard mit Entwicklungszei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1614a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Jan 5 07:32:59 2015</text:p>
          </table:table-cell>
          <table:table-cell office:value-type="string" calcext:value-type="string">
            <text:p>Levelserie: Umgeschaltet auf Nachtleve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18d4a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Jan 4 23:57:46 2015</text:p>
          </table:table-cell>
          <table:table-cell office:value-type="string" calcext:value-type="string">
            <text:p>Dokumentation: Laden erster grafiken u. w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2ab66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Jan 4 20:42:40 2015</text:p>
          </table:table-cell>
          <table:table-cell office:value-type="string" calcext:value-type="string">
            <text:p>gameOver level angepass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41ca2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Jan 4 03:35:38 2015</text:p>
          </table:table-cell>
          <table:table-cell office:value-type="string" calcext:value-type="string">
            <text:p>Trigraphs ;-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a307c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Jan 4 03:12:02 2015</text:p>
          </table:table-cell>
          <table:table-cell office:value-type="string" calcext:value-type="string">
            <text:p>Animationsklasse wählt zufälligen Styl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deac1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3 23:36:12 2015</text:p>
          </table:table-cell>
          <table:table-cell office:value-type="string" calcext:value-type="string">
            <text:p>laserfail behoben</text:p>
          </table:table-cell>
          <table:table-cell table:number-columns-repeated="1020"/>
        </table:table-row>
        <table:table-row table:style-name="ro4">
          <table:table-cell office:value-type="float" office:value="218827" calcext:value-type="float">
            <text:p>21882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Jan 3 22:47:36 2015</text:p>
          </table:table-cell>
          <table:table-cell office:value-type="string" calcext:value-type="string">
            <text:p>gameOver fix 1</text:p>
          </table:table-cell>
          <table:table-cell table:number-columns-repeated="1020"/>
        </table:table-row>
        <table:table-row table:style-name="ro4">
          <table:table-cell office:value-type="float" office:value="7125210" calcext:value-type="float">
            <text:p>712521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Jan 3 22:20:00 2015</text:p>
          </table:table-cell>
          <table:table-cell office:value-type="string" calcext:value-type="string">
            <text:p>GameOver Problem lokalis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d15c8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Jan 3 22:07:05 2015</text:p>
          </table:table-cell>
          <table:table-cell office:value-type="string" calcext:value-type="string">
            <text:p>srand() initialisert rand(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7ad8b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Jan 3 12:45:51 2015</text:p>
          </table:table-cell>
          <table:table-cell office:value-type="string" calcext:value-type="string">
            <text:p>Dokumentation: Updatechec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331652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at Jan 3 01:41:12 2015</text:p>
          </table:table-cell>
          <table:table-cell office:value-type="string" calcext:value-type="string">
            <text:p>Verbesserungen hoff ich doch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b9a66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18:59:34 2015</text:p>
          </table:table-cell>
          <table:table-cell office:value-type="string" calcext:value-type="string">
            <text:p>Merge commit '15d758408703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399c9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18:27:40 2015</text:p>
          </table:table-cell>
          <table:table-cell office:value-type="string" calcext:value-type="string">
            <text:p>Dokumentation: Merge Conflict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5d758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Jan 2 18:09:48 2015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1d738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Jan 2 18:09:37 2015</text:p>
          </table:table-cell>
          <table:table-cell office:value-type="string" calcext:value-type="string">
            <text:p>Schall (erklärungen im Chat) ;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6cee7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17:21:41 2015</text:p>
          </table:table-cell>
          <table:table-cell office:value-type="string" calcext:value-type="string">
            <text:p>Dokumentation: Schreibfehl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e16af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17:17:44 2015</text:p>
          </table:table-cell>
          <table:table-cell office:value-type="string" calcext:value-type="string">
            <text:p>Dokumentation: Compilerprobleme erläut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685f95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Jan 2 13:14:07 2015</text:p>
          </table:table-cell>
          <table:table-cell office:value-type="string" calcext:value-type="string">
            <text:p>kleine änderung jetzt ski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c975ab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Jan 2 12:17:10 2015</text:p>
          </table:table-cell>
          <table:table-cell office:value-type="string" calcext:value-type="string">
            <text:p>Dokumentation ein wenig &amp; Lärmpege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0a0e4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05:33:00 2015</text:p>
          </table:table-cell>
          <table:table-cell office:value-type="string" calcext:value-type="string">
            <text:p>Unnötige Backupdatei gelösch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de1a7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05:32:13 2015</text:p>
          </table:table-cell>
          <table:table-cell office:value-type="string" calcext:value-type="string">
            <text:p>Thumbs.db entfern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e5355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05:31:35 2015</text:p>
          </table:table-cell>
          <table:table-cell office:value-type="string" calcext:value-type="string">
            <text:p>Dokumentation: Dunkle Levels / Probleme und Reflexio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451eb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Jan 2 04:02:03 2015</text:p>
          </table:table-cell>
          <table:table-cell office:value-type="string" calcext:value-type="string">
            <text:p>Level ist dunkel wenn in Leveldatei angegeb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bc581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hu Jan 1 18:52:30 2015</text:p>
          </table:table-cell>
          <table:table-cell office:value-type="string" calcext:value-type="string">
            <text:p>Dunkelbil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fa3c0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hu Jan 1 18:51:25 2015</text:p>
          </table:table-cell>
          <table:table-cell office:value-type="string" calcext:value-type="string">
            <text:p>Dunke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8b8ed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31 11:58:55 2014</text:p>
          </table:table-cell>
          <table:table-cell office:value-type="string" calcext:value-type="string">
            <text:p>Dokumentation Einleit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8892f3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30 17:25:36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9b8907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30 17:24:29 2014</text:p>
          </table:table-cell>
          <table:table-cell office:value-type="string" calcext:value-type="string">
            <text:p>neues Levelnoch nicht kompett aber keine lust mehr mache es noch zu end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9fedb0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30 14:54:14 2014</text:p>
          </table:table-cell>
          <table:table-cell office:value-type="string" calcext:value-type="string">
            <text:p>Genauer Aufbau der Dokumentatio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9a7fb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3:05:05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4">
          <table:table-cell office:value-type="float" office:value="105090" calcext:value-type="float">
            <text:p>10509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3:04:03 2014</text:p>
          </table:table-cell>
          <table:table-cell office:value-type="string" calcext:value-type="string">
            <text:p>Travis CI: Coverity Integration?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271bf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1:58:48 2014</text:p>
          </table:table-cell>
          <table:table-cell office:value-type="string" calcext:value-type="string">
            <text:p>Email Notifications :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cee01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1:52:17 2014</text:p>
          </table:table-cell>
          <table:table-cell office:value-type="string" calcext:value-type="string">
            <text:p>Readme Verschönerung :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962d0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1:24:50 2014</text:p>
          </table:table-cell>
          <table:table-cell office:value-type="string" calcext:value-type="string">
            <text:p>Travis CI: Fix (LLVM -&gt; gcc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6cbdfe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0:58:40 2014</text:p>
          </table:table-cell>
          <table:table-cell office:value-type="string" calcext:value-type="string">
            <text:p>Travis CI: Fix (SFML Version in Ubuntu Repo alt) 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a6b03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0:42:56 2014</text:p>
          </table:table-cell>
          <table:table-cell office:value-type="string" calcext:value-type="string">
            <text:p>Travis CI: Fix (SFML Version in Ubuntu Repo alt) 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13cb7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20:07:45 2014</text:p>
          </table:table-cell>
          <table:table-cell office:value-type="string" calcext:value-type="string">
            <text:p>Punkte werden zurückgesetzt (nach Sieg/GO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185b7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9:57:22 2014</text:p>
          </table:table-cell>
          <table:table-cell office:value-type="string" calcext:value-type="string">
            <text:p>Merge Jans branch 'sieg_funktion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19d1e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9:35:19 2014</text:p>
          </table:table-cell>
          <table:table-cell office:value-type="string" calcext:value-type="string">
            <text:p>Jans checkSieg() Funktion angepasst, funktion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fd998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9:06:32 2014</text:p>
          </table:table-cell>
          <table:table-cell office:value-type="string" calcext:value-type="string">
            <text:p>Travis CI: Fix (SFML Version in Ubuntu Repo alt) 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d301e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9:04:18 2014</text:p>
          </table:table-cell>
          <table:table-cell office:value-type="string" calcext:value-type="string">
            <text:p>Travis CI: Fix (SFML Version in Ubuntu Repo alt) 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6224a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9:01:37 2014</text:p>
          </table:table-cell>
          <table:table-cell office:value-type="string" calcext:value-type="string">
            <text:p>Travis CI: Fix (SFML Version in Ubuntu Repo alt) 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f9592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8:58:15 2014</text:p>
          </table:table-cell>
          <table:table-cell office:value-type="string" calcext:value-type="string">
            <text:p>Travis CI: Fix (SFML Version in Ubuntu Repo alt)</text:p>
          </table:table-cell>
          <table:table-cell table:number-columns-repeated="1020"/>
        </table:table-row>
        <table:table-row table:style-name="ro4">
          <table:table-cell office:value-type="float" office:value="13305000" calcext:value-type="float">
            <text:p>1330500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3:58:26 2014</text:p>
          </table:table-cell>
          <table:table-cell office:value-type="string" calcext:value-type="string">
            <text:p>Travis Änderun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852a8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Dec 29 13:27:09 2014</text:p>
          </table:table-cell>
          <table:table-cell office:value-type="string" calcext:value-type="string">
            <text:p>TravisCI: Konfiguration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2b7e97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9 12:28:14 2014</text:p>
          </table:table-cell>
          <table:table-cell office:value-type="string" calcext:value-type="string">
            <text:p>checkSieg Funktio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c2261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28 18:24:16 2014</text:p>
          </table:table-cell>
          <table:table-cell office:value-type="string" calcext:value-type="string">
            <text:p>keine Blockaden mehr &amp; neuer Deckleve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638c7e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Dec 27 13:21:27 2014</text:p>
          </table:table-cell>
          <table:table-cell office:value-type="string" calcext:value-type="string">
            <text:p>kleine Änderun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4fea63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Dec 26 17:31:37 2014</text:p>
          </table:table-cell>
          <table:table-cell office:value-type="string" calcext:value-type="string">
            <text:p>neue laser (echte Feinde)(sorry Jan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0547b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Dec 24 01:30:29 2014</text:p>
          </table:table-cell>
          <table:table-cell office:value-type="string" calcext:value-type="string">
            <text:p>Schätze können nicht mehrmals eingesammelt werd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ae70b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56:19 2014</text:p>
          </table:table-cell>
          <table:table-cell office:value-type="string" calcext:value-type="string">
            <text:p>Code astyled (formatiert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14263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53:57 2014</text:p>
          </table:table-cell>
          <table:table-cell office:value-type="string" calcext:value-type="string">
            <text:p>Merge Jan's remote-tracking branch 'origin/punkte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58d75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45:42 2014</text:p>
          </table:table-cell>
          <table:table-cell office:value-type="string" calcext:value-type="string">
            <text:p>Merge Gabriel's remote-tracking branch 'origin/Zeit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1fbea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21:39 2014</text:p>
          </table:table-cell>
          <table:table-cell office:value-type="string" calcext:value-type="string">
            <text:p>Code etwas aufgeräum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72aa0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17:26 2014</text:p>
          </table:table-cell>
          <table:table-cell office:value-type="string" calcext:value-type="string">
            <text:p>Eingesammelte Schätze werden nicht mehr angezei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e27bb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3:02:28 2014</text:p>
          </table:table-cell>
          <table:table-cell office:value-type="string" calcext:value-type="string">
            <text:p>Geladene Levels beim Beenden freigeben</text:p>
          </table:table-cell>
          <table:table-cell table:number-columns-repeated="1020"/>
        </table:table-row>
        <table:table-row table:style-name="ro4">
          <table:table-cell office:value-type="float" office:value="7713152" calcext:value-type="float">
            <text:p>771315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1:21:55 2014</text:p>
          </table:table-cell>
          <table:table-cell office:value-type="string" calcext:value-type="string">
            <text:p>Gabriels GameOver-Zentrier-Fix angewendet</text:p>
          </table:table-cell>
          <table:table-cell table:number-columns-repeated="1020"/>
        </table:table-row>
        <table:table-row table:style-name="ro4">
          <table:table-cell office:value-type="float" office:value="5624541" calcext:value-type="float">
            <text:p>562454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20:11:37 2014</text:p>
          </table:table-cell>
          <table:table-cell office:value-type="string" calcext:value-type="string">
            <text:p>WD: Kollisionen standardmässig wieder aktiv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d326a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8:06:05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4">
          <table:table-cell office:value-type="float" office:value="2379142" calcext:value-type="float">
            <text:p>237914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8:04:42 2014</text:p>
          </table:table-cell>
          <table:table-cell office:value-type="string" calcext:value-type="string">
            <text:p>Zustände sollten gespeichert werden..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a5f72c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7:30:47 2014</text:p>
          </table:table-cell>
          <table:table-cell office:value-type="string" calcext:value-type="string">
            <text:p>Punt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71bc7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6:39:33 2014</text:p>
          </table:table-cell>
          <table:table-cell office:value-type="string" calcext:value-type="string">
            <text:p>Zeit wird angezei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2ba49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4:40:48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2eed9d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4:40:41 2014</text:p>
          </table:table-cell>
          <table:table-cell office:value-type="string" calcext:value-type="string">
            <text:p>gameOver center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d5c16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3:56:15 2014</text:p>
          </table:table-cell>
          <table:table-cell office:value-type="string" calcext:value-type="string">
            <text:p>es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b2768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3:53:29 2014</text:p>
          </table:table-cell>
          <table:table-cell office:value-type="string" calcext:value-type="string">
            <text:p>Merge für gameOv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6af32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3:46:41 2014</text:p>
          </table:table-cell>
          <table:table-cell office:value-type="string" calcext:value-type="string">
            <text:p>gameOv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18d53d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2:41:34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29c41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2:39:57 2014</text:p>
          </table:table-cell>
          <table:table-cell office:value-type="string" calcext:value-type="string">
            <text:p>bessere erklär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c7930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2:35:31 2014</text:p>
          </table:table-cell>
          <table:table-cell office:value-type="string" calcext:value-type="string">
            <text:p>sfml-audio für linux target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4facba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2:33:24 2014</text:p>
          </table:table-cell>
          <table:table-cell office:value-type="string" calcext:value-type="string">
            <text:p>gameOv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453e4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2:30:50 2014</text:p>
          </table:table-cell>
          <table:table-cell office:value-type="string" calcext:value-type="string">
            <text:p>Merge branch 'musik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efeba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2:29:12 2014</text:p>
          </table:table-cell>
          <table:table-cell office:value-type="string" calcext:value-type="string">
            <text:p>Musik perf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5aadd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2:11:08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fbc7a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2:10:48 2014</text:p>
          </table:table-cell>
          <table:table-cell office:value-type="string" calcext:value-type="string">
            <text:p>Schriftart wird wieder gelad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8a86f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1:59:08 2014</text:p>
          </table:table-cell>
          <table:table-cell office:value-type="string" calcext:value-type="string">
            <text:p>Laser und Game Ov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bace5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1:44:23 2014</text:p>
          </table:table-cell>
          <table:table-cell office:value-type="string" calcext:value-type="string">
            <text:p>Hintergrundmusik wird abgespielt :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02b16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Dec 23 11:35:55 2014</text:p>
          </table:table-cell>
          <table:table-cell office:value-type="string" calcext:value-type="string">
            <text:p>Musikdateien konvertiert :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9d2e6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23 11:29:01 2014</text:p>
          </table:table-cell>
          <table:table-cell office:value-type="string" calcext:value-type="string">
            <text:p>musik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15331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23 10:17:29 2014</text:p>
          </table:table-cell>
          <table:table-cell office:value-type="string" calcext:value-type="string">
            <text:p>schönheitsanpassun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75eb0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5:39:22 2014</text:p>
          </table:table-cell>
          <table:table-cell office:value-type="string" calcext:value-type="string">
            <text:p>esc zurück zum Hauptmenu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3527b5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5:28:50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ee81d4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5:28:19 2014</text:p>
          </table:table-cell>
          <table:table-cell office:value-type="string" calcext:value-type="string">
            <text:p>Spiel.Ende läuf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1fa8d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Dec 22 14:41:52 2014</text:p>
          </table:table-cell>
          <table:table-cell office:value-type="string" calcext:value-type="string">
            <text:p>pufferbereich um tuer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fc5146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Dec 22 14:22:55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71cfe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Dec 22 14:22:38 2014</text:p>
          </table:table-cell>
          <table:table-cell office:value-type="string" calcext:value-type="string">
            <text:p>nicht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53837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4:13:22 2014</text:p>
          </table:table-cell>
          <table:table-cell office:value-type="string" calcext:value-type="string">
            <text:p>Bild anpassung</text:p>
          </table:table-cell>
          <table:table-cell table:number-columns-repeated="1020"/>
        </table:table-row>
        <table:table-row table:style-name="ro4">
          <table:table-cell office:value-type="float" office:value="8070662" calcext:value-type="float">
            <text:p>8070662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4:08:22 2014</text:p>
          </table:table-cell>
          <table:table-cell office:value-type="string" calcext:value-type="string">
            <text:p>new pfei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33327d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22 13:45:46 2014</text:p>
          </table:table-cell>
          <table:table-cell office:value-type="string" calcext:value-type="string">
            <text:p>hauptmenu.lvl läuf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1bddb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Dec 17 22:59:36 2014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29b8f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Dec 17 22:17:01 2014</text:p>
          </table:table-cell>
          <table:table-cell office:value-type="string" calcext:value-type="string">
            <text:p>Lösche Thumbs.db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e9b2b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Dec 17 22:16:17 2014</text:p>
          </table:table-cell>
          <table:table-cell office:value-type="string" calcext:value-type="string">
            <text:p>Pfeile "teleportieren" an den richtigen O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c2b07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17 20:28:56 2014</text:p>
          </table:table-cell>
          <table:table-cell office:value-type="string" calcext:value-type="string">
            <text:p>tueren funktionieren (Todo Pufferbereich um tuere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f56c03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Dec 17 19:24:07 2014</text:p>
          </table:table-cell>
          <table:table-cell office:value-type="string" calcext:value-type="string">
            <text:p>hauptmenu.lvl mit spiel beginn ohne end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c5408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Dec 17 19:13:31 2014</text:p>
          </table:table-cell>
          <table:table-cell office:value-type="string" calcext:value-type="string">
            <text:p>hauptmenu.lv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64d08d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15 23:41:11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456e60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Dec 15 23:39:27 2014</text:p>
          </table:table-cell>
          <table:table-cell office:value-type="string" calcext:value-type="string">
            <text:p>Laser (nicht gut) und TRIVIAL.tx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0d99e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14 23:18:09 2014</text:p>
          </table:table-cell>
          <table:table-cell office:value-type="string" calcext:value-type="string">
            <text:p>kleine Schönheitsanpassun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73f77e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14 22:33:48 2014</text:p>
          </table:table-cell>
          <table:table-cell office:value-type="string" calcext:value-type="string">
            <text:p>rote Pfeile ein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2bc99d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14 15:36:11 2014</text:p>
          </table:table-cell>
          <table:table-cell office:value-type="string" calcext:value-type="string">
            <text:p>Pfeile führen jetzt zu bestimmtem Punk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b50d9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14 14:43:40 2014</text:p>
          </table:table-cell>
          <table:table-cell office:value-type="string" calcext:value-type="string">
            <text:p>Merge branch 'Decke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e197ba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Dec 14 14:40:23 2014</text:p>
          </table:table-cell>
          <table:table-cell office:value-type="string" calcext:value-type="string">
            <text:p>last change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90a6c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Dec 13 19:45:39 2014</text:p>
          </table:table-cell>
          <table:table-cell office:value-type="string" calcext:value-type="string">
            <text:p>Wechsel über Pfeile funktioniert (bei E absturz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28233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10:41:02 2014</text:p>
          </table:table-cell>
          <table:table-cell office:value-type="string" calcext:value-type="string">
            <text:p>Merge pull request #15 from Galaxy2/menu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425c7d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Dec 13 10:32:12 2014</text:p>
          </table:table-cell>
          <table:table-cell office:value-type="string" calcext:value-type="string">
            <text:p>Merge (nichts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d8b87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03:07:08 2014</text:p>
          </table:table-cell>
          <table:table-cell office:value-type="string" calcext:value-type="string">
            <text:p>Dokumentation: Valgrind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b61ec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03:00:25 2014</text:p>
          </table:table-cell>
          <table:table-cell office:value-type="string" calcext:value-type="string">
            <text:p>Memleak Fix!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c35d5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01:32:40 2014</text:p>
          </table:table-cell>
          <table:table-cell office:value-type="string" calcext:value-type="string">
            <text:p>Dokumentation: Entwicklungswerkzeuge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dc0d3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00:54:25 2014</text:p>
          </table:table-cell>
          <table:table-cell office:value-type="string" calcext:value-type="string">
            <text:p>Dokumentation: Hauptmenü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07d8e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Dec 13 00:38:35 2014</text:p>
          </table:table-cell>
          <table:table-cell office:value-type="string" calcext:value-type="string">
            <text:p>Türen: Experimente mit anderen Rotationen</text:p>
          </table:table-cell>
          <table:table-cell table:number-columns-repeated="1020"/>
        </table:table-row>
        <table:table-row table:style-name="ro4">
          <table:table-cell office:value-type="float" office:value="8246938" calcext:value-type="float">
            <text:p>824693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23:40:38 2014</text:p>
          </table:table-cell>
          <table:table-cell office:value-type="string" calcext:value-type="string">
            <text:p>goto Hauptmenu; X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0598c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23:06:49 2014</text:p>
          </table:table-cell>
          <table:table-cell office:value-type="string" calcext:value-type="string">
            <text:p>Menü: Zeige Version a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be32d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22:58:11 2014</text:p>
          </table:table-cell>
          <table:table-cell office:value-type="string" calcext:value-type="string">
            <text:p>Menü: Statusbar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0ab76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22:29:00 2014</text:p>
          </table:table-cell>
          <table:table-cell office:value-type="string" calcext:value-type="string">
            <text:p>Einfaches Menü funktioniert *_* :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f3052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21:23:31 2014</text:p>
          </table:table-cell>
          <table:table-cell office:value-type="string" calcext:value-type="string">
            <text:p>Zoombegrenzung ein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252e6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Dec 12 18:46:22 2014</text:p>
          </table:table-cell>
          <table:table-cell office:value-type="string" calcext:value-type="string">
            <text:p>levelDecke 1 - noch nicht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b4717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17:40:24 2014</text:p>
          </table:table-cell>
          <table:table-cell office:value-type="string" calcext:value-type="string">
            <text:p>Merge remote-tracking branch 'origin/Jan_master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d2c84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Dec 12 17:05:50 2014</text:p>
          </table:table-cell>
          <table:table-cell office:value-type="string" calcext:value-type="string">
            <text:p>Schätze funktionieren, nicht mehr zu grosses FloatRec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a81e8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13:50:42 2014</text:p>
          </table:table-cell>
          <table:table-cell office:value-type="string" calcext:value-type="string">
            <text:p>Türen: Code etwas aufgeräumt / Fallunterscheid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0eba2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13:24:49 2014</text:p>
          </table:table-cell>
          <table:table-cell office:value-type="string" calcext:value-type="string">
            <text:p>Türen mit 0-Rotation funktionieren :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cc999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01:11:11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b1257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01:09:51 2014</text:p>
          </table:table-cell>
          <table:table-cell office:value-type="string" calcext:value-type="string">
            <text:p>Türe wird auch entfernt beim Verschieben :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2c75b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01:03:06 2014</text:p>
          </table:table-cell>
          <table:table-cell office:value-type="string" calcext:value-type="string">
            <text:p>Laufen durch rotierte Türen nicht mehr möglich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eb43a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Dec 12 01:02:37 2014</text:p>
          </table:table-cell>
          <table:table-cell office:value-type="string" calcext:value-type="string">
            <text:p>Lernprotokollabgab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6a46f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10 17:32:43 2014</text:p>
          </table:table-cell>
          <table:table-cell office:value-type="string" calcext:value-type="string">
            <text:p>kleine Aender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bd915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10 17:31:09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7e27ca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10 17:20:26 2014</text:p>
          </table:table-cell>
          <table:table-cell office:value-type="string" calcext:value-type="string">
            <text:p>pfeile und sonst s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f7dfc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Dec 9 23:54:49 2014</text:p>
          </table:table-cell>
          <table:table-cell office:value-type="string" calcext:value-type="string">
            <text:p>Noch kleine Extra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8dc6f4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Dec 9 00:32:26 2014</text:p>
          </table:table-cell>
          <table:table-cell office:value-type="string" calcext:value-type="string">
            <text:p>Lernprotokoll mal so weit ausser letzter Abschnit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ed9f1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Dec 7 14:04:45 2014</text:p>
          </table:table-cell>
          <table:table-cell office:value-type="string" calcext:value-type="string">
            <text:p>Korrektur Lernprotokol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55a60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Dec 7 00:55:44 2014</text:p>
          </table:table-cell>
          <table:table-cell office:value-type="string" calcext:value-type="string">
            <text:p>Callback funktion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38bd10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at Dec 6 10:49:18 2014</text:p>
          </table:table-cell>
          <table:table-cell office:value-type="string" calcext:value-type="string">
            <text:p>Lernprotokoll format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339c5b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Dec 3 19:29:50 2014</text:p>
          </table:table-cell>
          <table:table-cell office:value-type="string" calcext:value-type="string">
            <text:p>Erweiterung, nachschreiben des Lernprotokoll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543d9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Dec 3 18:21:04 2014</text:p>
          </table:table-cell>
          <table:table-cell office:value-type="string" calcext:value-type="string">
            <text:p>Lerneintrag vom 3.12.1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b6171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Dec 3 17:43:47 2014</text:p>
          </table:table-cell>
          <table:table-cell office:value-type="string" calcext:value-type="string">
            <text:p>Funktionspointer für Animationscallback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d09d4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28 23:53:44 2014</text:p>
          </table:table-cell>
          <table:table-cell office:value-type="string" calcext:value-type="string">
            <text:p>Merge remote-tracking branch 'origin/tueren_fehler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e845b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28 23:48:46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8646a1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Nov 28 16:10:46 2014</text:p>
          </table:table-cell>
          <table:table-cell office:value-type="string" calcext:value-type="string">
            <text:p>türen funktionier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04ba60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26 17:30:18 2014</text:p>
          </table:table-cell>
          <table:table-cell office:value-type="string" calcext:value-type="string">
            <text:p>Fehler bei Türen. Pointer verwenden für animation t innerhalb der Türenklasse+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efee28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Nov 26 16:33:56 2014</text:p>
          </table:table-cell>
          <table:table-cell office:value-type="string" calcext:value-type="string">
            <text:p>.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cbbde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26 16:14:28 2014</text:p>
          </table:table-cell>
          <table:table-cell office:value-type="string" calcext:value-type="string">
            <text:p>Merge branch 'schatz' into 'master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6e956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26 16:14:28 2014</text:p>
          </table:table-cell>
          <table:table-cell office:value-type="string" calcext:value-type="string">
            <text:p>Merge branch 'schatz' into 'master'</text:p>
          </table:table-cell>
          <table:table-cell table:number-columns-repeated="1020"/>
        </table:table-row>
        <table:table-row table:style-name="ro4">
          <table:table-cell office:value-type="float" office:value="9736051" calcext:value-type="float">
            <text:p>973605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26 16:09:46 2014</text:p>
          </table:table-cell>
          <table:table-cell office:value-type="string" calcext:value-type="string">
            <text:p>Merge branch 'schatz' of github.com:Galaxy2/Projektarbeit into schatz</text:p>
          </table:table-cell>
          <table:table-cell table:number-columns-repeated="1020"/>
        </table:table-row>
        <table:table-row table:style-name="ro4">
          <table:table-cell office:value-type="float" office:value="785696" calcext:value-type="float">
            <text:p>78569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Nov 26 16:09:13 2014</text:p>
          </table:table-cell>
          <table:table-cell office:value-type="string" calcext:value-type="string">
            <text:p>Floatrect vergrössert</text:p>
          </table:table-cell>
          <table:table-cell table:number-columns-repeated="1020"/>
        </table:table-row>
        <table:table-row table:style-name="ro4">
          <table:table-cell office:value-type="float" office:value="3402909" calcext:value-type="float">
            <text:p>340290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26 16:09:04 2014</text:p>
          </table:table-cell>
          <table:table-cell office:value-type="string" calcext:value-type="string">
            <text:p>Schatz wird etwas skal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4aff5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26 16:01:34 2014</text:p>
          </table:table-cell>
          <table:table-cell office:value-type="string" calcext:value-type="string">
            <text:p>tuere geht auf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2ba990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Nov 24 16:41:21 2014</text:p>
          </table:table-cell>
          <table:table-cell office:value-type="string" calcext:value-type="string">
            <text:p>schätze funtion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0b7f1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Nov 24 15:53:35 2014</text:p>
          </table:table-cell>
          <table:table-cell office:value-type="string" calcext:value-type="string">
            <text:p>schaetze anzei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4bd44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Nov 24 15:46:42 2014</text:p>
          </table:table-cell>
          <table:table-cell office:value-type="string" calcext:value-type="string">
            <text:p>Schatz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b6bd7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Nov 21 18:16:28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ca7bc4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Nov 21 18:12:36 2014</text:p>
          </table:table-cell>
          <table:table-cell office:value-type="string" calcext:value-type="string">
            <text:p>code aufräum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d55ba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21 17:40:45 2014</text:p>
          </table:table-cell>
          <table:table-cell office:value-type="string" calcext:value-type="string">
            <text:p>Merge branch 'tuere2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ad077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21 17:39:39 2014</text:p>
          </table:table-cell>
          <table:table-cell office:value-type="string" calcext:value-type="string">
            <text:p>Animationsklasse erweit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f257a3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Nov 21 16:03:07 2014</text:p>
          </table:table-cell>
          <table:table-cell office:value-type="string" calcext:value-type="string">
            <text:p>tuere dateien hinzugefetz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ada13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21 15:55:10 2014</text:p>
          </table:table-cell>
          <table:table-cell office:value-type="string" calcext:value-type="string">
            <text:p>Doxygenanpassun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ee15c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20 00:40:47 2014</text:p>
          </table:table-cell>
          <table:table-cell office:value-type="string" calcext:value-type="string">
            <text:p>Quellcodedokumentation für level.cpp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cd806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9 15:29:20 2014</text:p>
          </table:table-cell>
          <table:table-cell office:value-type="string" calcext:value-type="string">
            <text:p>Projektvertrag: Abgab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e5a4f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9 01:22:30 2014</text:p>
          </table:table-cell>
          <table:table-cell office:value-type="string" calcext:value-type="string">
            <text:p>Projektvertrag: LaTeX: Unterschriften nach unten gesetz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8ff9c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9 00:57:22 2014</text:p>
          </table:table-cell>
          <table:table-cell office:value-type="string" calcext:value-type="string">
            <text:p>Projektvertrag (LaTeX)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d6654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Nov 18 23:58:43 2014</text:p>
          </table:table-cell>
          <table:table-cell office:value-type="string" calcext:value-type="string">
            <text:p>Projektvertrag besser // Kein design // muss ausgedruckt sei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f78c4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Nov 18 22:41:01 2014</text:p>
          </table:table-cell>
          <table:table-cell office:value-type="string" calcext:value-type="string">
            <text:p>Projektvertrag: Begriffe ergänz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7c67d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Nov 18 19:34:13 2014</text:p>
          </table:table-cell>
          <table:table-cell office:value-type="string" calcext:value-type="string">
            <text:p>Spielerposition beim Start wird aus Leveldatei gelad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a2ffa3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Nov 17 22:48:27 2014</text:p>
          </table:table-cell>
          <table:table-cell office:value-type="string" calcext:value-type="string">
            <text:p>türen 1.0 und detail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29e8ea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Mon Nov 17 22:32:44 2014</text:p>
          </table:table-cell>
          <table:table-cell office:value-type="string" calcext:value-type="string">
            <text:p>türen 1.0 und detail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9830f8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Nov 17 13:51:18 2014</text:p>
          </table:table-cell>
          <table:table-cell office:value-type="string" calcext:value-type="string">
            <text:p>Factor rau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1d4e7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7 01:17:47 2014</text:p>
          </table:table-cell>
          <table:table-cell office:value-type="string" calcext:value-type="string">
            <text:p>Animationsklasse erweitert für nicht unendliche Animation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f78ba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7 00:55:05 2014</text:p>
          </table:table-cell>
          <table:table-cell office:value-type="string" calcext:value-type="string">
            <text:p>Code aufgeräumt (astyle sei Dank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1e2ee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7 00:39:04 2014</text:p>
          </table:table-cell>
          <table:table-cell office:value-type="string" calcext:value-type="string">
            <text:p>factor entfern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6a96e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7 00:04:50 2014</text:p>
          </table:table-cell>
          <table:table-cell office:value-type="string" calcext:value-type="string">
            <text:p>Fix: Merge conflict behoben ;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6b43d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7 00:00:22 2014</text:p>
          </table:table-cell>
          <table:table-cell office:value-type="string" calcext:value-type="string">
            <text:p>Thumbs.db entfernt ;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d591e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16 21:52:33 2014</text:p>
          </table:table-cell>
          <table:table-cell office:value-type="string" calcext:value-type="string">
            <text:p>merge gabrie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3640d0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16 21:30:04 2014</text:p>
          </table:table-cell>
          <table:table-cell office:value-type="string" calcext:value-type="string">
            <text:p>Türen - nicht beachten, funktioniert nicht <text:s/>;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8449c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5 13:11:24 2014</text:p>
          </table:table-cell>
          <table:table-cell office:value-type="string" calcext:value-type="string">
            <text:p>Dokumentation: Erklärung Animation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c3582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5 05:09:19 2014</text:p>
          </table:table-cell>
          <table:table-cell office:value-type="string" calcext:value-type="string">
            <text:p>Dokumentation: Um Animationskapitel erweit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6663a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5 04:57:29 2014</text:p>
          </table:table-cell>
          <table:table-cell office:value-type="string" calcext:value-type="string">
            <text:p>Pfeile werden in den Leveldateien angegeb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fdc5b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22:54:03 2014</text:p>
          </table:table-cell>
          <table:table-cell office:value-type="string" calcext:value-type="string">
            <text:p>Memleak Fi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547a9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22:47:42 2014</text:p>
          </table:table-cell>
          <table:table-cell office:value-type="string" calcext:value-type="string">
            <text:p>Codeblocks: Release mit C++11 Suppo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5cd05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22:21:06 2014</text:p>
          </table:table-cell>
          <table:table-cell office:value-type="string" calcext:value-type="string">
            <text:p>Codeblocks: C++ Linux Linker Path angepass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1dbaf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22:09:22 2014</text:p>
          </table:table-cell>
          <table:table-cell office:value-type="string" calcext:value-type="string">
            <text:p>vsync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ded5ce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21:37:37 2014</text:p>
          </table:table-cell>
          <table:table-cell office:value-type="string" calcext:value-type="string">
            <text:p>Konsole: loadLevel Aufruf funktion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43be3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14 13:54:36 2014</text:p>
          </table:table-cell>
          <table:table-cell office:value-type="string" calcext:value-type="string">
            <text:p>Levels werden durch Funktion geladen (+ Befehl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9e7ee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20:31:31 2014</text:p>
          </table:table-cell>
          <table:table-cell office:value-type="string" calcext:value-type="string">
            <text:p>Konsole: Fix: Lösche nicht mehr als zu einem leeren Stri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2178d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19:08:55 2014</text:p>
          </table:table-cell>
          <table:table-cell office:value-type="string" calcext:value-type="string">
            <text:p>Konsole: 'toggleWalls' Chea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21aef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19:02:58 2014</text:p>
          </table:table-cell>
          <table:table-cell office:value-type="string" calcext:value-type="string">
            <text:p>Konsole: Löschen von Zeichen</text:p>
          </table:table-cell>
          <table:table-cell table:number-columns-repeated="1020"/>
        </table:table-row>
        <table:table-row table:style-name="ro4">
          <table:table-cell office:value-type="float" office:value="7459342" calcext:value-type="float">
            <text:p>745934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18:27:59 2014</text:p>
          </table:table-cell>
          <table:table-cell office:value-type="string" calcext:value-type="string">
            <text:p>Konsole funktion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fef5f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01:37:20 2014</text:p>
          </table:table-cell>
          <table:table-cell office:value-type="string" calcext:value-type="string">
            <text:p>9990 Easteregg als Beispiel</text:p>
          </table:table-cell>
          <table:table-cell table:number-columns-repeated="1020"/>
        </table:table-row>
        <table:table-row table:style-name="ro4">
          <table:table-cell office:value-type="float" office:value="3308531" calcext:value-type="float">
            <text:p>330853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13 01:27:03 2014</text:p>
          </table:table-cell>
          <table:table-cell office:value-type="string" calcext:value-type="string">
            <text:p>In-Game Konsole hinzugefügt (wird nicht angezeigt!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fda7a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7:35:52 2014</text:p>
          </table:table-cell>
          <table:table-cell office:value-type="string" calcext:value-type="string">
            <text:p>Merge branch 'groessere_level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d19e4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7:35:34 2014</text:p>
          </table:table-cell>
          <table:table-cell office:value-type="string" calcext:value-type="string">
            <text:p>Merge branch 'groessere_level' of github.com:Galaxy2/Projektarbeit into groessere_leve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a78f1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7:35:18 2014</text:p>
          </table:table-cell>
          <table:table-cell office:value-type="string" calcext:value-type="string">
            <text:p>Level wird einfacher geladen (Name anpassen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6e00e7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Nov 12 17:30:35 2014</text:p>
          </table:table-cell>
          <table:table-cell office:value-type="string" calcext:value-type="string">
            <text:p>mauern laufen bei Ja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e2918c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12 17:17:34 2014</text:p>
          </table:table-cell>
          <table:table-cell office:value-type="string" calcext:value-type="string">
            <text:p>level1 mauer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457a3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12 16:58:42 2014</text:p>
          </table:table-cell>
          <table:table-cell office:value-type="string" calcext:value-type="string">
            <text:p>Projektvertrag verbessern!!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260c0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6:56:09 2014</text:p>
          </table:table-cell>
          <table:table-cell office:value-type="string" calcext:value-type="string">
            <text:p>Grösseres Testlevel hinzugefügt / View wird zentr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1b339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3:50:15 2014</text:p>
          </table:table-cell>
          <table:table-cell office:value-type="string" calcext:value-type="string">
            <text:p>Schönere Animation (Pfeil rückwärts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419ee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13:26:12 2014</text:p>
          </table:table-cell>
          <table:table-cell office:value-type="string" calcext:value-type="string">
            <text:p>Windows MinGW Fi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26535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09:46:37 2014</text:p>
          </table:table-cell>
          <table:table-cell office:value-type="string" calcext:value-type="string">
            <text:p>Pfeil für 1920x1080 umposition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ac7eb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02:08:57 2014</text:p>
          </table:table-cell>
          <table:table-cell office:value-type="string" calcext:value-type="string">
            <text:p>Demomauer entfern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db016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02:03:55 2014</text:p>
          </table:table-cell>
          <table:table-cell office:value-type="string" calcext:value-type="string">
            <text:p>Merge branch 'animationen'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a5321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02:03:19 2014</text:p>
          </table:table-cell>
          <table:table-cell office:value-type="string" calcext:value-type="string">
            <text:p>Animationen funktionier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d0d6f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Nov 12 01:51:52 2014</text:p>
          </table:table-cell>
          <table:table-cell office:value-type="string" calcext:value-type="string">
            <text:p>Animationsklasse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3de33b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12 00:41:32 2014</text:p>
          </table:table-cell>
          <table:table-cell office:value-type="string" calcext:value-type="string">
            <text:p>Demolevel Mauerkoordinat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77bbc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0 21:17:51 2014</text:p>
          </table:table-cell>
          <table:table-cell office:value-type="string" calcext:value-type="string">
            <text:p>Lernprotokoll: Eintrag von Gester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91456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10 21:13:31 2014</text:p>
          </table:table-cell>
          <table:table-cell office:value-type="string" calcext:value-type="string">
            <text:p>Benachrichtigung angepass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e55e2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un Nov 9 21:25:59 2014</text:p>
          </table:table-cell>
          <table:table-cell office:value-type="string" calcext:value-type="string">
            <text:p>Quellcode aufgeräum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9cd7fc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9 15:52:22 2014</text:p>
          </table:table-cell>
          <table:table-cell office:value-type="string" calcext:value-type="string">
            <text:p>Koordinatenfi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32d4a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8 10:15:16 2014</text:p>
          </table:table-cell>
          <table:table-cell office:value-type="string" calcext:value-type="string">
            <text:p>Fix: Verschiedene Spielergeschwindigkeit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59b15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8 02:49:42 2014</text:p>
          </table:table-cell>
          <table:table-cell office:value-type="string" calcext:value-type="string">
            <text:p>Dokumentation um die Kollisionsdetektion erweit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79f23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8 02:38:37 2014</text:p>
          </table:table-cell>
          <table:table-cell office:value-type="string" calcext:value-type="string">
            <text:p>Dokumentation: .lof Datei entfern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7973a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8 02:36:59 2014</text:p>
          </table:table-cell>
          <table:table-cell office:value-type="string" calcext:value-type="string">
            <text:p>Lernprotokoll aktualis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0d9a6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8 02:31:32 2014</text:p>
          </table:table-cell>
          <table:table-cell office:value-type="string" calcext:value-type="string">
            <text:p>Mauer Fix: Mauern funktionieren! Keine unsichtbaren Mauern mehr!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c54e3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22:47:20 2014</text:p>
          </table:table-cell>
          <table:table-cell office:value-type="string" calcext:value-type="string">
            <text:p>Spieler: Bewegungsfi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c3950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22:44:15 2014</text:p>
          </table:table-cell>
          <table:table-cell office:value-type="string" calcext:value-type="string">
            <text:p>Screen / View Fix + Debug Ausgaben für Benachrichtigun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27dd0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22:37:29 2014</text:p>
          </table:table-cell>
          <table:table-cell office:value-type="string" calcext:value-type="string">
            <text:p>Makefile gelöscht</text:p>
          </table:table-cell>
          <table:table-cell table:number-columns-repeated="1020"/>
        </table:table-row>
        <table:table-row table:style-name="ro4">
          <table:table-cell office:value-type="float" office:value="2033691" calcext:value-type="float">
            <text:p>203369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13:26:26 2014</text:p>
          </table:table-cell>
          <table:table-cell office:value-type="string" calcext:value-type="string">
            <text:p>Am Arbeiten / Suche Fix + Benachrichtigun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772e0e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00:57:00 2014</text:p>
          </table:table-cell>
          <table:table-cell office:value-type="string" calcext:value-type="string">
            <text:p>Benachrichtigungsklasse verbess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a1913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Nov 7 00:52:24 2014</text:p>
          </table:table-cell>
          <table:table-cell office:value-type="string" calcext:value-type="string">
            <text:p>renderList / Benachrichtigungen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3ec5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6 20:46:01 2014</text:p>
          </table:table-cell>
          <table:table-cell office:value-type="string" calcext:value-type="string">
            <text:p>Spieler nur in eine Richtung auf einmal bewegen</text:p>
          </table:table-cell>
          <table:table-cell table:number-columns-repeated="1020"/>
        </table:table-row>
        <table:table-row table:style-name="ro4">
          <table:table-cell office:value-type="float" office:value="553676" calcext:value-type="float">
            <text:p>55367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6 18:11:44 2014</text:p>
          </table:table-cell>
          <table:table-cell office:value-type="string" calcext:value-type="string">
            <text:p>Flüssigere Spielerbewegun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32b78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Nov 6 17:49:24 2014</text:p>
          </table:table-cell>
          <table:table-cell office:value-type="string" calcext:value-type="string">
            <text:p>Windows Thumbs.db gelösch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bfe7d0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Nov 5 13:26:30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033fa7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5 01:12:36 2014</text:p>
          </table:table-cell>
          <table:table-cell office:value-type="string" calcext:value-type="string">
            <text:p>Eintrag Lernprotokol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5355e5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5 01:02:23 2014</text:p>
          </table:table-cell>
          <table:table-cell office:value-type="string" calcext:value-type="string">
            <text:p>Arbeitstitel?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a47486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Nov 5 00:57:00 2014</text:p>
          </table:table-cell>
          <table:table-cell office:value-type="string" calcext:value-type="string">
            <text:p>Letzte Kontrolle Projektvertra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68ad2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3 18:59:16 2014</text:p>
          </table:table-cell>
          <table:table-cell office:value-type="string" calcext:value-type="string">
            <text:p>1. Mauer wird angezei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c4104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Nov 3 09:02:22 2014</text:p>
          </table:table-cell>
          <table:table-cell office:value-type="string" calcext:value-type="string">
            <text:p>Mauerkoordinaten werden ebenfalls skal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bea84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un Nov 2 22:49:35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6c1f9e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2 17:40:27 2014</text:p>
          </table:table-cell>
          <table:table-cell office:value-type="string" calcext:value-type="string">
            <text:p>Drehoptimierung</text:p>
          </table:table-cell>
          <table:table-cell table:number-columns-repeated="1020"/>
        </table:table-row>
        <table:table-row table:style-name="ro4">
          <table:table-cell office:value-type="float" office:value="8916246" calcext:value-type="float">
            <text:p>8916246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2 17:40:27 2014</text:p>
          </table:table-cell>
          <table:table-cell office:value-type="string" calcext:value-type="string">
            <text:p>Drehoptimier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9de18a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Sun Nov 2 14:54:22 2014</text:p>
          </table:table-cell>
          <table:table-cell office:value-type="string" calcext:value-type="string">
            <text:p>Spieler dreht sich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c7ff3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un Nov 2 13:00:25 2014</text:p>
          </table:table-cell>
          <table:table-cell office:value-type="string" calcext:value-type="string">
            <text:p>Problem mit aufloesung, suche Lös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4efd2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 17:20:53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495d6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 04:09:19 2014</text:p>
          </table:table-cell>
          <table:table-cell office:value-type="string" calcext:value-type="string">
            <text:p>Dokumentation erweit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42d3b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Sat Nov 1 01:42:17 2014</text:p>
          </table:table-cell>
          <table:table-cell office:value-type="string" calcext:value-type="string">
            <text:p>Kollisionsdetektion funktion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a3454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23:51:58 2014</text:p>
          </table:table-cell>
          <table:table-cell office:value-type="string" calcext:value-type="string">
            <text:p>Merge branch 'master' into level_lad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09dd0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23:17:15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eef47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23:36:25 2014</text:p>
          </table:table-cell>
          <table:table-cell office:value-type="string" calcext:value-type="string">
            <text:p>Linux Vollbildschirm Fi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dde85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23:16:59 2014</text:p>
          </table:table-cell>
          <table:table-cell office:value-type="string" calcext:value-type="string">
            <text:p>Zeige aktuelle Version im Spie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f36428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8:15:42 2014</text:p>
          </table:table-cell>
          <table:table-cell office:value-type="string" calcext:value-type="string">
            <text:p>Levelklasse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9ab11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8:13:17 2014</text:p>
          </table:table-cell>
          <table:table-cell office:value-type="string" calcext:value-type="string">
            <text:p>Variabelnschreibfehler behob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0cf07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31 17:47:44 2014</text:p>
          </table:table-cell>
          <table:table-cell office:value-type="string" calcext:value-type="string">
            <text:p>Spieler wird gelad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78bfb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7:28:46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0c655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7:28:38 2014</text:p>
          </table:table-cell>
          <table:table-cell office:value-type="string" calcext:value-type="string">
            <text:p>spielerbild ver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989d22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31 17:19:03 2014</text:p>
          </table:table-cell>
          <table:table-cell office:value-type="string" calcext:value-type="string">
            <text:p>Skalierungsfehler behob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1fc41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31 17:02:45 2014</text:p>
          </table:table-cell>
          <table:table-cell office:value-type="string" calcext:value-type="string">
            <text:p>Hintergrund wird gelad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c0595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6:47:53 2014</text:p>
          </table:table-cell>
          <table:table-cell office:value-type="string" calcext:value-type="string">
            <text:p>robber.depend ausgeschloss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5ee20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6:36:11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4">
          <table:table-cell office:value-type="float" office:value="5601537" calcext:value-type="float">
            <text:p>560153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6:31:20 2014</text:p>
          </table:table-cell>
          <table:table-cell office:value-type="string" calcext:value-type="string">
            <text:p>Update Timout nach einer Sekund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2832bd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31 16:31:03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54d7fe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31 16:30:48 2014</text:p>
          </table:table-cell>
          <table:table-cell office:value-type="string" calcext:value-type="string">
            <text:p>Hintergrundbild wird gelad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19e9cf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Oct 31 15:55:00 2014</text:p>
          </table:table-cell>
          <table:table-cell office:value-type="string" calcext:value-type="string">
            <text:p>Test Mauer Dat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1d2e6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31 13:31:58 2014</text:p>
          </table:table-cell>
          <table:table-cell office:value-type="string" calcext:value-type="string">
            <text:p>Fenster flackert nicht meh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69cbe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23:56:35 2014</text:p>
          </table:table-cell>
          <table:table-cell office:value-type="string" calcext:value-type="string">
            <text:p>Versionsanzeige im Spie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e461c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23:32:05 2014</text:p>
          </table:table-cell>
          <table:table-cell office:value-type="string" calcext:value-type="string">
            <text:p>Leveldateien richtig benann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05d0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23:30:56 2014</text:p>
          </table:table-cell>
          <table:table-cell office:value-type="string" calcext:value-type="string">
            <text:p>Überprüfung auf Aktualisierun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7fd58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22:41:10 2014</text:p>
          </table:table-cell>
          <table:table-cell office:value-type="string" calcext:value-type="string">
            <text:p>Leveldateien richtig benann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4c5b8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13:50:37 2014</text:p>
          </table:table-cell>
          <table:table-cell office:value-type="string" calcext:value-type="string">
            <text:p>Fenster startet in voller Auflösung, Fokus auf Fenst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0130f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01:57:09 2014</text:p>
          </table:table-cell>
          <table:table-cell office:value-type="string" calcext:value-type="string">
            <text:p>Einfaches Vollbildschirmfenst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d2a33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30 01:22:16 2014</text:p>
          </table:table-cell>
          <table:table-cell office:value-type="string" calcext:value-type="string">
            <text:p>Code::Blocks Projekteinstellungen vorgenomm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f4cf9b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29 17:15:35 2014</text:p>
          </table:table-cell>
          <table:table-cell office:value-type="string" calcext:value-type="string">
            <text:p>Merge branch 'master' of https://github.com/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1944a0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29 17:15:20 2014</text:p>
          </table:table-cell>
          <table:table-cell office:value-type="string" calcext:value-type="string">
            <text:p>Code::Blocks Projekt erstell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0187a6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Oct 29 17:09:52 2014</text:p>
          </table:table-cell>
          <table:table-cell office:value-type="string" calcext:value-type="string">
            <text:p>Erstes Test levels/test/Unbenannt.xcf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d9c83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9 15:53:24 2014</text:p>
          </table:table-cell>
          <table:table-cell office:value-type="string" calcext:value-type="string">
            <text:p>Dokumentation PDF gelösch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624670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29 16:15:01 2014</text:p>
          </table:table-cell>
          <table:table-cell office:value-type="string" calcext:value-type="string">
            <text:p>Eintrag Lernprotokol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08c27d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Mon Oct 27 18:48:39 2014</text:p>
          </table:table-cell>
          <table:table-cell office:value-type="string" calcext:value-type="string">
            <text:p>Projektvertrag überarbeitet</text:p>
          </table:table-cell>
          <table:table-cell table:number-columns-repeated="1020"/>
        </table:table-row>
        <table:table-row table:style-name="ro4">
          <table:table-cell office:value-type="float" office:value="4282622" calcext:value-type="float">
            <text:p>428262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2 01:35:25 2014</text:p>
          </table:table-cell>
          <table:table-cell office:value-type="string" calcext:value-type="string">
            <text:p>Programmier "Regeln"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3ac10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2 00:50:29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2b1ade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2 00:49:58 2014</text:p>
          </table:table-cell>
          <table:table-cell office:value-type="string" calcext:value-type="string">
            <text:p>doc/ Ordner aufgeräum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786a5e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2 00:34:29 2014</text:p>
          </table:table-cell>
          <table:table-cell office:value-type="string" calcext:value-type="string">
            <text:p>Projektvertrag: OpenSource Lizenz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beac9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22 00:28:56 2014</text:p>
          </table:table-cell>
          <table:table-cell office:value-type="string" calcext:value-type="string">
            <text:p>Projektvertrag: Leichte Anpassungen (Zeitplan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239c2e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Oct 21 23:11:18 2014</text:p>
          </table:table-cell>
          <table:table-cell office:value-type="string" calcext:value-type="string">
            <text:p>leichtes überarbeiten :I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deae0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17 13:43:50 2014</text:p>
          </table:table-cell>
          <table:table-cell office:value-type="string" calcext:value-type="string">
            <text:p>Jump and Run?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a262b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17 13:31:12 2014</text:p>
          </table:table-cell>
          <table:table-cell office:value-type="string" calcext:value-type="string">
            <text:p>Meine Vorstellungen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4ff4e6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Oct 17 13:09:55 2014</text:p>
          </table:table-cell>
          <table:table-cell office:value-type="string" calcext:value-type="string">
            <text:p>Projektvertrag aktualisi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b28d68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Fri Oct 17 00:22:31 2014</text:p>
          </table:table-cell>
          <table:table-cell office:value-type="string" calcext:value-type="string">
            <text:p>Vorstellung der Ideen von Gabrie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d49d44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hu Oct 16 22:17:03 2014</text:p>
          </table:table-cell>
          <table:table-cell office:value-type="string" calcext:value-type="string">
            <text:p>Projektvertrag bisschen ausgefüll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c31d9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16 18:41:32 2014</text:p>
          </table:table-cell>
          <table:table-cell office:value-type="string" calcext:value-type="string">
            <text:p>Game Ideen in Markdown ausgelag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8a6b58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hu Oct 16 18:25:54 2014</text:p>
          </table:table-cell>
          <table:table-cell office:value-type="string" calcext:value-type="string">
            <text:p>Meine Vorstellung von den Game Ide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f5af9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Oct 16 00:02:16 2014</text:p>
          </table:table-cell>
          <table:table-cell office:value-type="string" calcext:value-type="string">
            <text:p>Dokumentation: typo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90e5777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15 17:59:25 2014</text:p>
          </table:table-cell>
          <table:table-cell office:value-type="string" calcext:value-type="string">
            <text:p>Projektvertrag: Änderun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2d02fc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Oct 15 17:26:51 2014</text:p>
          </table:table-cell>
          <table:table-cell office:value-type="string" calcext:value-type="string">
            <text:p>Update Projektvertrag.m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997d731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15 17:24:23 2014</text:p>
          </table:table-cell>
          <table:table-cell office:value-type="string" calcext:value-type="string">
            <text:p>Eintrag Lernprotokol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044d43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Wed Oct 15 17:09:17 2014</text:p>
          </table:table-cell>
          <table:table-cell office:value-type="string" calcext:value-type="string">
            <text:p>Projektvertrag hinzugefügt</text:p>
          </table:table-cell>
          <table:table-cell table:number-columns-repeated="1020"/>
        </table:table-row>
        <table:table-row table:style-name="ro4">
          <table:table-cell office:value-type="float" office:value="2110371" calcext:value-type="float">
            <text:p>2110371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15 16:58:06 2014</text:p>
          </table:table-cell>
          <table:table-cell office:value-type="string" calcext:value-type="string">
            <text:p>Erstelle Lernprotokol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93efe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Oct 15 16:49:06 2014</text:p>
          </table:table-cell>
          <table:table-cell office:value-type="string" calcext:value-type="string">
            <text:p>Delete Dokumentation.tx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e58739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Wed Oct 15 16:16:42 2014</text:p>
          </table:table-cell>
          <table:table-cell office:value-type="string" calcext:value-type="string">
            <text:p>Neue Idee Butterfly effec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2743bd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Oct 13 03:14:17 2014</text:p>
          </table:table-cell>
          <table:table-cell office:value-type="string" calcext:value-type="string">
            <text:p>C++ Kombibeispiel für STL/Funktionen und Referenzen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b592b2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Oct 13 02:34:58 2014</text:p>
          </table:table-cell>
          <table:table-cell office:value-type="string" calcext:value-type="string">
            <text:p>C++ Klassenbeispiel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648cc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Mon Oct 13 01:51:54 2014</text:p>
          </table:table-cell>
          <table:table-cell office:value-type="string" calcext:value-type="string">
            <text:p>2D Rennspiel Idee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fd20d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Sep 18 00:07:21 2014</text:p>
          </table:table-cell>
          <table:table-cell office:value-type="string" calcext:value-type="string">
            <text:p>Merge branch 'master' of github.com:Galaxy2/Projektarbe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e81f9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Sep 17 23:57:11 2014</text:p>
          </table:table-cell>
          <table:table-cell office:value-type="string" calcext:value-type="string">
            <text:p>Rechercheprotokoll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c3542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hu Sep 11 22:51:44 2014</text:p>
          </table:table-cell>
          <table:table-cell office:value-type="string" calcext:value-type="string">
            <text:p>C++ Beispiele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4256d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Sep 10 15:59:00 2014</text:p>
          </table:table-cell>
          <table:table-cell office:value-type="string" calcext:value-type="string">
            <text:p>Ideen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eef71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Sep 10 00:45:24 2014</text:p>
          </table:table-cell>
          <table:table-cell office:value-type="string" calcext:value-type="string">
            <text:p>Disposition: Typo fi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e8e69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Sep 10 00:13:33 2014</text:p>
          </table:table-cell>
          <table:table-cell office:value-type="string" calcext:value-type="string">
            <text:p>Disposition: Einige Begriffserklärungen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ccf0fb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3:47:40 2014</text:p>
          </table:table-cell>
          <table:table-cell office:value-type="string" calcext:value-type="string">
            <text:p>Title Fi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60a0a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3:45:19 2014</text:p>
          </table:table-cell>
          <table:table-cell office:value-type="string" calcext:value-type="string">
            <text:p>Disposition: Ressourcen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0fa83f</text:p>
          </table:table-cell>
          <table:table-cell office:value-type="string" calcext:value-type="string">
            <text:p>Gabriel Gavrilas</text:p>
          </table:table-cell>
          <table:table-cell office:value-type="string" calcext:value-type="string">
            <text:p>Tue Sep 9 23:07:03 2014</text:p>
          </table:table-cell>
          <table:table-cell office:value-type="string" calcext:value-type="string">
            <text:p>Nachkontroll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5187d2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Sep 9 23:00:29 2014</text:p>
          </table:table-cell>
          <table:table-cell office:value-type="string" calcext:value-type="string">
            <text:p>Update Game_Ideen.tx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196591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1:49:42 2014</text:p>
          </table:table-cell>
          <table:table-cell office:value-type="string" calcext:value-type="string">
            <text:p>Dokumentation: Motivation / SFML Erweit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e1c17f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0:39:34 2014</text:p>
          </table:table-cell>
          <table:table-cell office:value-type="string" calcext:value-type="string">
            <text:p>Korrektur bzgl. C::B und SFM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cc361e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0:26:52 2014</text:p>
          </table:table-cell>
          <table:table-cell office:value-type="string" calcext:value-type="string">
            <text:p>Alte Disposition gelösch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0d12c06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0:14:49 2014</text:p>
          </table:table-cell>
          <table:table-cell office:value-type="string" calcext:value-type="string">
            <text:p>Styling README / Doku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a6193a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Tue Sep 9 20:05:15 2014</text:p>
          </table:table-cell>
          <table:table-cell office:value-type="string" calcext:value-type="string">
            <text:p>Style etwas verschönert ;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661a95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Tue Sep 9 19:39:20 2014</text:p>
          </table:table-cell>
          <table:table-cell office:value-type="string" calcext:value-type="string">
            <text:p>Update Disposition.m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692a6b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Sep 5 19:53:18 2014</text:p>
          </table:table-cell>
          <table:table-cell office:value-type="string" calcext:value-type="string">
            <text:p>Disposition: Wünsche / Ziele formuliert; Disposition erweit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602fc0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Sep 5 19:35:54 2014</text:p>
          </table:table-cell>
          <table:table-cell office:value-type="string" calcext:value-type="string">
            <text:p>Disposition um den Grobplan erweiter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56c7e25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Sep 5 16:35:35 2014</text:p>
          </table:table-cell>
          <table:table-cell office:value-type="string" calcext:value-type="string">
            <text:p>Mathias' Idee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3a0cd95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Sep 5 16:28:57 2014</text:p>
          </table:table-cell>
          <table:table-cell office:value-type="string" calcext:value-type="string">
            <text:p>Disposition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ac9e0b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Sun Aug 31 21:03:50 2014</text:p>
          </table:table-cell>
          <table:table-cell office:value-type="string" calcext:value-type="string">
            <text:p>Aktualisieru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dcede9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Wed Aug 27 10:54:52 2014</text:p>
          </table:table-cell>
          <table:table-cell office:value-type="string" calcext:value-type="string">
            <text:p>Seitenränder an Vorgaben angepass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a7123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Aug 22 23:32:49 2014</text:p>
          </table:table-cell>
          <table:table-cell office:value-type="string" calcext:value-type="string">
            <text:p>Dokumentation erweitert</text:p>
          </table:table-cell>
          <table:table-cell table:number-columns-repeated="1020"/>
        </table:table-row>
        <table:table-row table:style-name="ro4">
          <table:table-cell office:value-type="float" office:value="4514654" calcext:value-type="float">
            <text:p>4514654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Aug 22 23:16:07 2014</text:p>
          </table:table-cell>
          <table:table-cell office:value-type="string" calcext:value-type="string">
            <text:p>LaTeX-Dokumentation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2a4b66c</text:p>
          </table:table-cell>
          <table:table-cell office:value-type="string" calcext:value-type="string">
            <text:p>Patrick Eigensatz</text:p>
          </table:table-cell>
          <table:table-cell office:value-type="string" calcext:value-type="string">
            <text:p>Fri Aug 22 20:13:32 2014</text:p>
          </table:table-cell>
          <table:table-cell office:value-type="string" calcext:value-type="string">
            <text:p>README hinzugefügt</text:p>
          </table:table-cell>
          <table:table-cell table:number-columns-repeated="1020"/>
        </table:table-row>
        <table:table-row table:style-name="ro4">
          <table:table-cell office:value-type="float" office:value="9363771" calcext:value-type="float">
            <text:p>9363771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Aug 22 14:03:13 2014</text:p>
          </table:table-cell>
          <table:table-cell office:value-type="string" calcext:value-type="string">
            <text:p>Ideen für ein Gam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98730a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Aug 22 13:56:26 2014</text:p>
          </table:table-cell>
          <table:table-cell office:value-type="string" calcext:value-type="string">
            <text:p>Dokumentation hinzugefüg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84fb2ee</text:p>
          </table:table-cell>
          <table:table-cell office:value-type="string" calcext:value-type="string">
            <text:p>Jan Kunzmann</text:p>
          </table:table-cell>
          <table:table-cell office:value-type="string" calcext:value-type="string">
            <text:p>Fri Aug 22 13:50:57 2014</text:p>
          </table:table-cell>
          <table:table-cell office:value-type="string" calcext:value-type="string">
            <text:p>Initial commit</text:p>
          </table:table-cell>
          <table:table-cell table:number-columns-repeated="1020"/>
        </table:table-row>
        <table:table-row table:style-name="ro4" table:number-rows-repeated="10481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.00.0000</text:date>, <text:time style:data-style-name="N2" text:time-value="19:29:51.0696217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0T19:34:43.401507703</dc:date>
    <meta:generator>LibreOffice/4.2.8.2$Linux_X86_64 LibreOffice_project/420m0$Build-2</meta:generator>
    <meta:editing-duration>PT30S</meta:editing-duration>
    <meta:editing-cycles>3</meta:editing-cycles>
    <meta:document-statistic meta:table-count="1" meta:cell-count="1541" meta:object-count="0"/>
  </office:meta>
</office:document-meta>
</file>